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b612" officeooo:paragraph-rsid="0011b612"/>
    </style:style>
    <style:style style:name="P2" style:family="paragraph" style:parent-style-name="Standard">
      <style:text-properties officeooo:rsid="0011f6be" officeooo:paragraph-rsid="0011f6be"/>
    </style:style>
    <style:style style:name="P3" style:family="paragraph" style:parent-style-name="Standard">
      <style:text-properties officeooo:rsid="0013117e" officeooo:paragraph-rsid="0013117e"/>
    </style:style>
    <style:style style:name="T1" style:family="text">
      <style:text-properties officeooo:rsid="0011f6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kappa:</text:p>
      <text:p text:style-name="P3">c*c*((1.-1./other-&gt;n(other_i))/(1.-1./milky-&gt;n(mw_i)))*((1.-1./other-&gt;n(other_i))/(1.-1./milky-&gt;n(mw_i)))</text:p>
      <text:p text:style-name="P2"/>
      <text:p text:style-name="P2">This is v2:</text:p>
      <text:p text:style-name="P1">(((other-&gt;vlum_f()/c)+((other-&gt;vlum_f()/c)*(other-&gt;vlum_f()/c))-(0.5)*(other-&gt;phi_f()-milky&gt;phi_f()))/</text:p>
      <text:p text:style-name="P1">(2.0+(other-&gt;vlum_f()/c)+((other-&gt;vlum_f()/c)</text:p>
      <text:p text:style-name="P1">*(other-&gt;vlum_f()/c))+(0.5)*(other-&gt;phi_f()-milky-&gt;phi_f())))*</text:p>
      <text:p text:style-name="P1"/>
      <text:p text:style-name="P1">(((sqrt((1.+other-&gt;vlum(other_i)*overc)/(1.-other-&gt;vlum(other_i)*overc)))+(other-&gt;n(other_i)/milky-&gt;n(mw_i)))/((sqrt((1.+other-&gt;vlum(other_i)*overc)/(1.-other-&gt;vlum(other_i)*overc)))-(other-&gt;n(other_i)/milky-&gt;n(mw_i))))*</text:p>
      <text:p text:style-name="P1"/>
      <text:p text:style-name="P1">((2/(other-&gt;n(other_i)/milky-&gt;n(mw_i)+1/other-&gt;n(other_i)/milky-&gt;n(mw_i)))-1); <text:s/><text:span text:style-name="T1">(this is v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3:25:41.484403377</meta:creation-date>
    <dc:date>2016-01-27T13:42:16.067592869</dc:date>
    <meta:editing-duration>PT24M4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5" meta:character-count="651" meta:non-whitespace-character-count="643"/>
  </office:meta>
</office:document-meta>
</file>